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officeooo:rsid="0033e368" officeooo:paragraph-rsid="0033e368"/>
    </style:style>
    <style:style style:name="P19" style:family="paragraph" style:parent-style-name="Standard">
      <style:text-properties officeooo:rsid="0035ce20" officeooo:paragraph-rsid="0035ce20"/>
    </style:style>
    <style:style style:name="P20" style:family="paragraph" style:parent-style-name="Standard">
      <style:text-properties officeooo:rsid="0037afa3" officeooo:paragraph-rsid="0037afa3"/>
    </style:style>
    <style:style style:name="P21" style:family="paragraph" style:parent-style-name="Standard">
      <style:text-properties officeooo:rsid="00396af7" officeooo:paragraph-rsid="00396af7"/>
    </style:style>
    <style:style style:name="T1" style:family="text">
      <style:text-properties officeooo:rsid="002ce7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19">if-modifier:</text:p>
      <text:p text:style-name="P19">2.7.0 :137 &gt; a = 10</text:p>
      <text:p text:style-name="P19">2.7.0 :138 &gt; b = 20</text:p>
      <text:p text:style-name="P19">2.7.0 :139 &gt; print "#{a}is less than #{b}" if a&lt;b</text:p>
      <text:p text:style-name="P19">10is less than 20 =&gt; nil </text:p>
      <text:p text:style-name="P19">2.7.0 :140 &gt; print "#{a} is less than #{b}" if a&lt;b</text:p>
      <text:p text:style-name="P19"><text:soft-page-break/>10 is less than 20 =&gt; nil </text:p>
      <text:p text:style-name="P19"/>
      <text:p text:style-name="P19">unless:</text:p>
      <text:p text:style-name="P20">2.7.0 :141 &gt; unless a&gt;b</text:p>
      <text:p text:style-name="P20">2.7.0 :142 &gt; <text:s text:c="2"/>print "#{a} is less than #{b}\n"</text:p>
      <text:p text:style-name="P20">2.7.0 :143 &gt; else </text:p>
      <text:p text:style-name="P20">2.7.0 :144 &gt; <text:s text:c="2"/>print "#{a} is greater than b#{b}"</text:p>
      <text:p text:style-name="P20">2.7.0 :145 &gt; end</text:p>
      <text:p text:style-name="P20">10 is less than 20</text:p>
      <text:p text:style-name="P20"><text:s/>=&gt; nil </text:p>
      <text:p text:style-name="P20"/>
      <text:p text:style-name="P20">unless modifier:</text:p>
      <text:p text:style-name="P21">2.7.0 :146 &gt; print "a is greater than 5" unless a&lt;5</text:p>
      <text:p text:style-name="P21">a is greater than 5 =&gt; ni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1T12:52:49.990175173</dc:date>
    <meta:editing-duration>PT56M6S</meta:editing-duration>
    <meta:editing-cycles>23</meta:editing-cycles>
    <meta:document-statistic meta:table-count="0" meta:image-count="0" meta:object-count="0" meta:page-count="4" meta:paragraph-count="145" meta:word-count="602" meta:character-count="2826" meta:non-whitespace-character-count="2273"/>
  </office:meta>
</office:document-meta>
</file>